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Information_5f_account" style:display-name="Information_account" style:family="table">
      <style:table-properties style:width="6.925in" table:align="margins"/>
    </style:style>
    <style:style style:name="Information_5f_account.A" style:display-name="Information_account.A" style:family="table-column">
      <style:table-column-properties style:column-width="3.4625in" style:rel-column-width="32767*"/>
    </style:style>
    <style:style style:name="Information_5f_account.A1" style:display-name="Information_accoun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nformation_5f_account.B1" style:display-name="Information_account.B1" style:family="table-cell">
      <style:table-cell-properties fo:padding="0.0382in" fo:border="0.0007in solid #000000"/>
    </style:style>
    <style:style style:name="Information_5f_account.A2" style:display-name="Information_account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Information_5f_account.B2" style:display-name="Information_account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2"/>
    <style:style style:name="P3" style:family="paragraph" style:parent-style-name="Standard" style:list-style-name="L2">
      <style:paragraph-properties fo:margin-left="0.9846in" fo:margin-right="0in" fo:text-indent="-0.25in" style:auto-text-indent="false"/>
    </style:style>
    <style:style style:name="P4" style:family="paragraph" style:parent-style-name="Standard" style:list-style-name="L2">
      <style:paragraph-properties fo:margin-left="0.4925in" fo:margin-right="0in" fo:text-indent="-0.25in" style:auto-text-indent="false"/>
    </style:style>
    <style:style style:name="P5" style:family="paragraph" style:parent-style-name="Standard" style:list-style-name="L2">
      <style:paragraph-properties fo:margin-left="1.4772in" fo:margin-right="0in" fo:text-indent="-0.25in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50550588522688189" text:style-name="L1">
        <text:list-header>
          <text:p text:style-name="P1">Auto facebook</text:p>
        </text:list-header>
      </text:list>
      <text:list xml:id="list7479119248561374504" text:style-name="L2">
        <text:list-item>
          <text:p text:style-name="P2">Feature</text:p>
          <text:list>
            <text:list-item>
              <text:p text:style-name="P3">Create facebook account</text:p>
            </text:list-item>
            <text:list-item>
              <text:p text:style-name="P3">Read account information from database</text:p>
            </text:list-item>
            <text:list-item>
              <text:p text:style-name="P3">Log in facebook automatically</text:p>
            </text:list-item>
            <text:list-item>
              <text:p text:style-name="P3">Post status with out image</text:p>
            </text:list-item>
            <text:list-item>
              <text:p text:style-name="P3">Upload image</text:p>
            </text:list-item>
            <text:list-item>
              <text:p text:style-name="P3">Comment on a friend's post</text:p>
            </text:list-item>
            <text:list-item>
              <text:p text:style-name="P3">Install a game</text:p>
            </text:list-item>
          </text:list>
        </text:list-item>
        <text:list-item>
          <text:p text:style-name="P4">Detail design</text:p>
          <text:list>
            <text:list-item>
              <text:p text:style-name="P3">Create Facebook account</text:p>
              <text:list>
                <text:list-item>
                  <text:list>
                    <text:list-item>
                      <text:p text:style-name="P2">Database</text:p>
                      <text:list>
                        <text:list-item>
                          <text:p text:style-name="P2">User informati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Information_account" table:style-name="Information_5f_account">
        <table:table-column table:style-name="Information_5f_account.A" table:number-columns-repeated="2"/>
        <table:table-row>
          <table:table-cell table:style-name="Information_5f_account.A1" office:value-type="string">
            <text:p text:style-name="Table_20_Contents">No</text:p>
          </table:table-cell>
          <table:table-cell table:style-name="Information_5f_account.B1" office:value-type="string">
            <text:p text:style-name="Table_20_Contents">Name</text:p>
          </table:table-cell>
        </table:table-row>
        <table:table-row>
          <table:table-cell table:style-name="Information_5f_account.A2" office:value-type="float" office:value="1">
            <text:p text:style-name="Table_20_Contents">1</text:p>
          </table:table-cell>
          <table:table-cell table:style-name="Information_5f_account.B2" office:value-type="string">
            <text:p text:style-name="Table_20_Contents">Last name</text:p>
          </table:table-cell>
        </table:table-row>
        <table:table-row>
          <table:table-cell table:style-name="Information_5f_account.A2" office:value-type="float" office:value="2">
            <text:p text:style-name="Table_20_Contents">2</text:p>
          </table:table-cell>
          <table:table-cell table:style-name="Information_5f_account.B2" office:value-type="string">
            <text:p text:style-name="Table_20_Contents">First name</text:p>
          </table:table-cell>
        </table:table-row>
        <table:table-row>
          <table:table-cell table:style-name="Information_5f_account.A2" office:value-type="float" office:value="3">
            <text:p text:style-name="Table_20_Contents">3</text:p>
          </table:table-cell>
          <table:table-cell table:style-name="Information_5f_account.B2" office:value-type="string">
            <text:p text:style-name="Table_20_Contents">Mobile</text:p>
          </table:table-cell>
        </table:table-row>
        <table:table-row>
          <table:table-cell table:style-name="Information_5f_account.A2" office:value-type="float" office:value="4">
            <text:p text:style-name="Table_20_Contents">4</text:p>
          </table:table-cell>
          <table:table-cell table:style-name="Information_5f_account.B2" office:value-type="string">
            <text:p text:style-name="Table_20_Contents">Email</text:p>
          </table:table-cell>
        </table:table-row>
        <table:table-row>
          <table:table-cell table:style-name="Information_5f_account.A2" office:value-type="float" office:value="5">
            <text:p text:style-name="Table_20_Contents">5</text:p>
          </table:table-cell>
          <table:table-cell table:style-name="Information_5f_account.B2" office:value-type="string">
            <text:p text:style-name="Table_20_Contents">Password</text:p>
          </table:table-cell>
        </table:table-row>
        <table:table-row>
          <table:table-cell table:style-name="Information_5f_account.A2" office:value-type="float" office:value="6">
            <text:p text:style-name="Table_20_Contents">6</text:p>
          </table:table-cell>
          <table:table-cell table:style-name="Information_5f_account.B2" office:value-type="string">
            <text:p text:style-name="Table_20_Contents">Month</text:p>
          </table:table-cell>
        </table:table-row>
        <table:table-row>
          <table:table-cell table:style-name="Information_5f_account.A2" office:value-type="float" office:value="7">
            <text:p text:style-name="Table_20_Contents">7</text:p>
          </table:table-cell>
          <table:table-cell table:style-name="Information_5f_account.B2" office:value-type="string">
            <text:p text:style-name="Table_20_Contents">day</text:p>
          </table:table-cell>
        </table:table-row>
        <table:table-row>
          <table:table-cell table:style-name="Information_5f_account.A2" office:value-type="float" office:value="8">
            <text:p text:style-name="Table_20_Contents">8</text:p>
          </table:table-cell>
          <table:table-cell table:style-name="Information_5f_account.B2" office:value-type="string">
            <text:p text:style-name="Table_20_Contents">year</text:p>
          </table:table-cell>
        </table:table-row>
        <table:table-row>
          <table:table-cell table:style-name="Information_5f_account.A2" office:value-type="float" office:value="9">
            <text:p text:style-name="Table_20_Contents">9</text:p>
          </table:table-cell>
          <table:table-cell table:style-name="Information_5f_account.B2" office:value-type="string">
            <text:p text:style-name="Table_20_Contents">sex(male, female)</text:p>
          </table:table-cell>
        </table:table-row>
        <table:table-row>
          <table:table-cell table:style-name="Information_5f_account.A2" office:value-type="float" office:value="10">
            <text:p text:style-name="Table_20_Contents">10</text:p>
          </table:table-cell>
          <table:table-cell table:style-name="Information_5f_account.B2" office:value-type="string">
            <text:p text:style-name="Table_20_Contents"/>
          </table:table-cell>
        </table:table-row>
      </table:table>
      <text:list xml:id="list1898078156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2"/>
                    </text:list-header>
                  </text:list>
                </text:list-item>
                <text:list-item>
                  <text:p text:style-name="P5">City</text:p>
                </text:list-item>
                <text:list-item>
                  <text:p text:style-name="P5">Last name<text:line-break/>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No</text:p>
          </table:table-cell>
          <table:table-cell table:style-name="Table1.B1" office:value-type="string">
            <text:p text:style-name="Table_20_Contents">Last name</text:p>
          </table:table-cell>
        </table:table-row>
        <table:table-row>
          <table:table-cell table:style-name="Table1.A2" office:value-type="float" office:value="0">
            <text:p text:style-name="Table_20_Contents">0</text:p>
          </table:table-cell>
          <table:table-cell table:style-name="Table1.B2" office:value-type="string">
            <text:p text:style-name="Table_20_Contents">Vy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Vi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Vu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Vinh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Quan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Nhat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>Nhan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string">
            <text:p text:style-name="Table_20_Contents">Tuan</text:p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B2" office:value-type="string">
            <text:p text:style-name="Table_20_Contents">Thang</text:p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B2" office:value-type="string">
            <text:p text:style-name="Table_20_Contents">Hoang</text:p>
          </table:table-cell>
        </table:table-row>
        <text:soft-page-break/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B2" office:value-type="string">
            <text:p text:style-name="Table_20_Contents">Loc</text:p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B2" office:value-type="string">
            <text:p text:style-name="Table_20_Contents">Ha</text:p>
          </table:table-cell>
        </table:table-row>
        <table:table-row>
          <table:table-cell table:style-name="Table1.A2" office:value-type="float" office:value="12">
            <text:p text:style-name="Table_20_Contents">12</text:p>
          </table:table-cell>
          <table:table-cell table:style-name="Table1.B2" office:value-type="string">
            <text:p text:style-name="Table_20_Contents">Hang</text:p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table:style-name="Table1.B2" office:value-type="string">
            <text:p text:style-name="Table_20_Contents"/>
          </table:table-cell>
        </table:table-row>
      </table:table>
      <text:list xml:id="list1130971365" text:continue-numbering="true" text:style-name="L2">
        <text:list-item>
          <text:list>
            <text:list-item>
              <text:list>
                <text:list-item>
                  <text:p text:style-name="P5"/>
                </text:list-item>
                <text:list-item>
                  <text:p text:style-name="P5">First Name</text:p>
                </text:list-item>
                <text:list-item>
                  <text:p text:style-name="P5">Email</text:p>
                </text:list-item>
                <text:list-item>
                  <text:p text:style-name="P5"/>
                </text:list-item>
              </text:list>
            </text:list-item>
            <text:list-item>
              <text:p text:style-name="P3">Read account information from databas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u phong</meta:initial-creator>
    <meta:creation-date>2015-05-20T07:57:15</meta:creation-date>
    <dc:date>2015-05-21T16:49:56</dc:date>
    <dc:creator>vu phong</dc:creator>
    <meta:editing-duration>P1DT1H36M42S</meta:editing-duration>
    <meta:editing-cycles>7</meta:editing-cycles>
    <meta:generator>OpenOffice/4.0.1$Unix OpenOffice.org_project/401m5$Build-9714</meta:generator>
    <meta:document-statistic meta:table-count="2" meta:image-count="0" meta:object-count="0" meta:page-count="2" meta:paragraph-count="68" meta:word-count="121" meta:character-count="509"/>
  </office:meta>
</office:document-meta>
</file>